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Verdana1" svg:font-family="Verdana, Arial, Helvetica"/>
    <style:font-face style:name="Arial2" svg:font-family="Arial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 fo:text-align="justify" style:justify-single-word="false"/>
    </style:style>
    <style:style style:name="P3" style:family="paragraph" style:parent-style-name="Standard">
      <style:paragraph-properties fo:margin-top="0in" fo:margin-bottom="0in" fo:line-height="100%" fo:text-align="start" style:justify-single-word="false"/>
    </style:style>
    <style:style style:name="P4" style:family="paragraph" style:parent-style-name="Standard">
      <style:paragraph-properties fo:margin-top="0in" fo:margin-bottom="0in" fo:line-height="100%"/>
      <style:text-properties fo:color="#000000" style:font-name="Verdana" fo:font-size="9pt" fo:language="en" fo:country="US" style:font-size-asian="9pt" style:font-size-complex="9pt" style:font-weight-complex="bold"/>
    </style:style>
    <style:style style:name="P5" style:family="paragraph" style:parent-style-name="Standard">
      <style:paragraph-properties fo:margin-top="0in" fo:margin-bottom="0in" fo:line-height="100%" fo:text-align="justify" style:justify-single-word="false"/>
      <style:text-properties fo:language="en" fo:country="US"/>
    </style:style>
    <style:style style:name="P6" style:family="paragraph" style:parent-style-name="Standard">
      <style:paragraph-properties fo:margin-top="0in" fo:margin-bottom="0in" fo:line-height="100%" fo:text-align="justify" style:justify-single-word="false"/>
      <style:text-properties fo:font-weight="bold" style:font-weight-asian="bold"/>
    </style:style>
    <style:style style:name="P7" style:family="paragraph" style:parent-style-name="Standard" style:master-page-name="Standard">
      <style:paragraph-properties fo:margin-top="0in" fo:margin-bottom="0in" fo:line-height="100%" fo:text-align="center" style:justify-single-word="false" style:page-number="auto"/>
    </style:style>
    <style:style style:name="P8" style:family="paragraph" style:parent-style-name="Standard">
      <style:paragraph-properties fo:margin-left="0in" fo:margin-right="0in" fo:margin-top="0in" fo:margin-bottom="0in" fo:line-height="100%" fo:text-align="start" style:justify-single-word="false" fo:text-indent="0in" style:auto-text-indent="false"/>
      <style:text-properties style:font-name="Arial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language="en" fo:country="US" style:font-size-asian="14pt" style:font-size-complex="14pt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weight="bold" style:font-weight-asian="bold"/>
    </style:style>
    <style:style style:name="T5" style:family="text">
      <style:text-properties fo:color="#000000" style:font-name="Verdana" fo:font-size="9pt" style:font-size-asian="9pt" style:font-size-complex="9pt" style:font-weight-complex="bold"/>
    </style:style>
    <style:style style:name="T6" style:family="text">
      <style:text-properties fo:color="#000000" style:text-line-through-style="none" style:font-name="Verdana1" fo:font-size="9pt" style:text-underline-style="none" fo:font-weight="normal" style:text-blinking="false"/>
    </style:style>
    <style:style style:name="T7" style:family="text">
      <style:text-properties fo:font-weight="bold" style:font-weight-asian="bold"/>
    </style:style>
    <style:style style:name="T8" style:family="text">
      <style:text-properties fo:font-variant="normal" fo:text-transform="none" fo:color="#000000" style:font-name="Verdana1" fo:font-size="9pt" fo:letter-spacing="normal" fo:language="en" fo:country="US" fo:font-style="normal" fo:font-weight="normal"/>
    </style:style>
    <style:style style:name="T9" style:family="text">
      <style:text-properties fo:font-variant="normal" fo:text-transform="none" fo:color="#000000" style:font-name="Verdana1" fo:font-size="9pt" fo:letter-spacing="normal" fo:language="en" fo:country="US" fo:font-style="normal" fo:font-weight="bold" style:font-weight-asian="bold" style:font-weight-complex="bold"/>
    </style:style>
    <style:style style:name="T10" style:family="text">
      <style:text-properties fo:font-variant="normal" fo:text-transform="none" fo:color="#000000" style:font-name="Verdana1" fo:font-size="9pt" fo:letter-spacing="normal" fo:font-style="normal" fo:font-weight="normal"/>
    </style:style>
    <style:style style:name="T11" style:family="text">
      <style:text-properties fo:font-variant="normal" fo:text-transform="none" fo:color="#000000" fo:font-size="9pt" fo:letter-spacing="normal" fo:font-style="normal" fo:font-weight="normal"/>
    </style:style>
    <style:style style:name="T12" style:family="text">
      <style:text-properties fo:font-variant="normal" fo:text-transform="none" fo:color="#000000" fo:font-size="9pt" fo:letter-spacing="normal" fo:language="en" fo:country="US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<text:span text:style-name="T1">The tasks are taken from the </text:span><text:span text:style-name="T2">site</text:span><text:span text:style-name="T1"> </text:span><text:a xlink:type="simple" xlink:href="https://sql-ex.ru" text:style-name="Internet_20_link" text:visited-style-name="Visited_20_Internet_20_Link"><text:span text:style-name="T2">sql</text:span></text:a><text:a xlink:type="simple" xlink:href="https://sql-ex.ru" text:style-name="Internet_20_link" text:visited-style-name="Visited_20_Internet_20_Link"><text:span text:style-name="T1"> – </text:span></text:a><text:a xlink:type="simple" xlink:href="https://sql-ex.ru" text:style-name="Internet_20_link" text:visited-style-name="Visited_20_Internet_20_Link"><text:span text:style-name="T2">ex</text:span></text:a><text:a xlink:type="simple" xlink:href="https://sql-ex.ru" text:style-name="Internet_20_link" text:visited-style-name="Visited_20_Internet_20_Link"><text:span text:style-name="T1">.</text:span></text:a><text:a xlink:type="simple" xlink:href="https://sql-ex.ru" text:style-name="Internet_20_link" text:visited-style-name="Visited_20_Internet_20_Link"><text:span text:style-name="T2">ru</text:span></text:a><text:span text:style-name="T1"> <text:s/>from the SELECT section (training stage)</text:span></text:p>
      <text:p text:style-name="P1"/>
      <text:p text:style-name="P1"><text:span text:style-name="T5">Brief information about the Computer Firm database:</text:span></text:p>
      <text:p text:style-name="P4"/>
      <text:p text:style-name="P1"><text:span text:style-name="T8">The database scheme consists of four tables:</text:span><text:span text:style-name="T3"><text:line-break/></text:span><text:span text:style-name="T8">Product(maker, model, type)</text:span><text:span text:style-name="T3"><text:line-break/></text:span><text:span text:style-name="T8">PC(code, model, speed, ram, hd, cd, price)</text:span><text:span text:style-name="T3"><text:line-break/></text:span><text:span text:style-name="T8">Laptop(code, model, speed, ram, hd, screen, price)</text:span><text:span text:style-name="T3"><text:line-break/></text:span><text:span text:style-name="T8">Printer(code, model, color, type, price)</text:span><text:span text:style-name="T3"> </text:span></text:p>
      <text:p text:style-name="P2"><text:span text:style-name="T3"><text:line-break/></text:span><text:span text:style-name="T8">The Product table contains data on the maker, model number, and type of product ('PC', 'Laptop', or 'Printer'). It is assumed that model numbers in the </text:span><text:span text:style-name="T9">Product</text:span><text:span text:style-name="T8"> table are unique for all makers and product types. </text:span></text:p>
      <text:p text:style-name="P2"><text:span text:style-name="T8">Each personal computer in the </text:span><text:span text:style-name="T9">PC</text:span><text:span text:style-name="T8"> table is unambiguously identified by a unique code, and is additionally characterized by its model (foreign key referring to the Product table), processor speed (in MHz) – speed field, RAM capacity (in Mb) - ram, hard disk drive capacity (in Gb) – hd, CD-ROM speed (e.g, '4x') - cd, and its price. </text:span></text:p>
      <text:p text:style-name="P2"><text:span text:style-name="T8">The </text:span><text:span text:style-name="T9">Laptop</text:span><text:span text:style-name="T8"> table is similar to the PC table, except that instead of the CD-ROM speed, it contains the screen size (in inches) – screen. </text:span></text:p>
      <text:p text:style-name="P2"><text:span text:style-name="T8">For each printer model in the </text:span><text:span text:style-name="T9">Printer</text:span><text:span text:style-name="T8"> table, its output type (‘y’ for color and ‘n’ for monochrome) – color field, printing technology ('Laser', 'Jet', or 'Matrix') – type, and price are specified.</text:span><text:span text:style-name="T3"><text:line-break/></text:span></text:p>
      <text:p text:style-name="P5"/>
      <text:p text:style-name="P2"><text:span text:style-name="T4">Task: 1 </text:span></text:p>
      <text:p text:style-name="P2"><text:span text:style-name="T8">Find the model number, speed and hard drive capacity for all the PCs with prices below $500.</text:span><text:span text:style-name="T3"><text:line-break/></text:span><text:span text:style-name="T8">Result set: model, speed, hd.</text:span><text:span text:style-name="T3"> <text:s/></text:span></text:p>
      <text:p text:style-name="P2"><text:span text:style-name="T3"/></text:p>
      <text:p text:style-name="P2"><text:span text:style-name="T3">Solution</text:span>:</text:p>
      <text:p text:style-name="P2"><text:span text:style-name="T3">Select DISTINCT model, speed, hd</text:span></text:p>
      <text:p text:style-name="P2"><text:span text:style-name="T3">FROM PC </text:span></text:p>
      <text:p text:style-name="P2">WHERE price &lt; 500<text:span text:style-name="T3">;</text:span></text:p>
      <text:p text:style-name="P2"/>
      <text:p text:style-name="P2"><text:span text:style-name="T7">Task: 5 </text:span></text:p>
      <text:p text:style-name="P2"><text:span text:style-name="T10">Find the model number, speed and hard drive capacity of PCs cheaper than $600 having a 12x or a 24x CD drive.</text:span> </text:p>
      <text:p text:style-name="P2"/>
      <text:p text:style-name="P2"><text:span text:style-name="T3">Solution</text:span>:</text:p>
      <text:p text:style-name="P2"><text:span text:style-name="T3">SELECT model, speed, hd FROM PC</text:span></text:p>
      <text:p text:style-name="P2"><text:span text:style-name="T3">WHERE CD IN ('12x', '24x')</text:span></text:p>
      <text:p text:style-name="P2">AND PRICE &lt; 600<text:span text:style-name="T3">;</text:span></text:p>
      <text:p text:style-name="P2"/>
      <text:p text:style-name="P2"><text:span text:style-name="T7">Task: 6 </text:span></text:p>
      <text:p text:style-name="P2"><text:span text:style-name="T10">For each maker producing laptops with a hard drive capacity of 10 Gb or higher, find the speed of such laptops. Result set: maker, speed.</text:span> </text:p>
      <text:p text:style-name="P2"/>
      <text:p text:style-name="P2"><text:span text:style-name="T3">Solution</text:span>:</text:p>
      <text:p text:style-name="P2"><text:span text:style-name="T3">SELECT DISTINCT maker, speed</text:span></text:p>
      <text:p text:style-name="P2"><text:span text:style-name="T3">FROM product</text:span></text:p>
      <text:p text:style-name="P2"><text:span text:style-name="T3">JOIN laptop</text:span></text:p>
      <text:p text:style-name="P2"><text:span text:style-name="T3">ON product.model = laptop.model</text:span></text:p>
      <text:p text:style-name="P2">WHERE hd &gt;= 10<text:span text:style-name="T3">;</text:span></text:p>
      <text:p text:style-name="P2"/>
      <text:p text:style-name="P6"/>
      <text:p text:style-name="P2"><text:span text:style-name="T7">Task: 7 </text:span></text:p>
      <text:p text:style-name="P2"><text:span text:style-name="T10">Get the models and prices for all commercially available products (of any type) produced by maker B.</text:span></text:p>
      <text:p text:style-name="P2"><text:span text:style-name="T10"/></text:p>
      <text:p text:style-name="P2"><text:soft-page-break/><text:span text:style-name="T3">Solution</text:span>:</text:p>
      <text:p text:style-name="P2"><text:span text:style-name="T3">SELECT pc.model, price FROM PC</text:span></text:p>
      <text:p text:style-name="P2"><text:span text:style-name="T3">JOIN product</text:span></text:p>
      <text:p text:style-name="P2"><text:span text:style-name="T3">ON pc.model = product.model</text:span></text:p>
      <text:p text:style-name="P2"><text:span text:style-name="T3">WHERE maker = 'b'</text:span></text:p>
      <text:p text:style-name="P2"><text:span text:style-name="T3">UNION</text:span></text:p>
      <text:p text:style-name="P2"><text:span text:style-name="T3">SELECT laptop.model, price FROM laptop</text:span></text:p>
      <text:p text:style-name="P2"><text:span text:style-name="T3">JOIN product</text:span></text:p>
      <text:p text:style-name="P2"><text:span text:style-name="T3">ON laptop.model = product.model</text:span></text:p>
      <text:p text:style-name="P2"><text:span text:style-name="T3">WHERE maker = 'b'</text:span></text:p>
      <text:p text:style-name="P2"><text:span text:style-name="T3">UNION</text:span></text:p>
      <text:p text:style-name="P2"><text:span text:style-name="T3">SELECT printer.model, price FROM printer</text:span></text:p>
      <text:p text:style-name="P2"><text:span text:style-name="T3">JOIN product</text:span></text:p>
      <text:p text:style-name="P2"><text:span text:style-name="T3">ON printer.model = product.model</text:span></text:p>
      <text:p text:style-name="P2">WHERE maker = 'b'<text:span text:style-name="T3">;</text:span></text:p>
      <text:p text:style-name="P2"/>
      <text:p text:style-name="P2"><text:span text:style-name="T7">Task: 8 </text:span></text:p>
      <text:p text:style-name="P2"><text:span text:style-name="T10">Find the makers producing PCs but not laptops.</text:span> </text:p>
      <text:p text:style-name="P2"/>
      <text:p text:style-name="P2"><text:span text:style-name="T3">Solution:</text:span></text:p>
      <text:p text:style-name="P2"><text:span text:style-name="T3">SELECT DISTINCT maker </text:span></text:p>
      <text:p text:style-name="P2"><text:span text:style-name="T3">FROM product</text:span></text:p>
      <text:p text:style-name="P2"><text:span text:style-name="T3">WHERE type = 'pc'</text:span></text:p>
      <text:p text:style-name="P2"><text:span text:style-name="T3">and maker NOT IN (SELECT maker FROM product WHERE type = 'laptop');</text:span></text:p>
      <text:p text:style-name="P5"/>
      <text:p text:style-name="P2"><text:span text:style-name="T7">Task: 9 </text:span></text:p>
      <text:p text:style-name="P2"><text:span text:style-name="T10">Find the makers of PCs with a processor speed of 450 MHz or more. Result set: maker.</text:span> </text:p>
      <text:p text:style-name="P2"/>
      <text:p text:style-name="P2"><text:span text:style-name="T3">Solution</text:span>:</text:p>
      <text:p text:style-name="P2"><text:span text:style-name="T3">SELECT DISTINCT maker</text:span></text:p>
      <text:p text:style-name="P2"><text:span text:style-name="T3">FROM product</text:span></text:p>
      <text:p text:style-name="P2"><text:span text:style-name="T3">JOIN PC</text:span></text:p>
      <text:p text:style-name="P2"><text:span text:style-name="T3">ON pc.model = product.model</text:span></text:p>
      <text:p text:style-name="P2"><text:span text:style-name="T3">WHERE speed &gt;= 450;</text:span></text:p>
      <text:p text:style-name="P5"/>
      <text:p text:style-name="P2"><text:span text:style-name="T7">Task: 11 </text:span></text:p>
      <text:p text:style-name="P2"><text:span text:style-name="T10">Find out the average speed of Pcs.</text:span></text:p>
      <text:p text:style-name="P2"><text:span text:style-name="T10"/></text:p>
      <text:p text:style-name="P2"><text:span text:style-name="T3">Solution</text:span>:</text:p>
      <text:p text:style-name="P2"><text:span text:style-name="T3">SELECT AVG(speed)</text:span></text:p>
      <text:p text:style-name="P2"><text:span text:style-name="T3">FROM PC;</text:span></text:p>
      <text:p text:style-name="P5"/>
      <text:p text:style-name="P2"><text:span text:style-name="T7">Task: 13 </text:span></text:p>
      <text:p text:style-name="P2">Find out the average speed of the PCs produced by maker A.</text:p>
      <text:p text:style-name="P2"/>
      <text:p text:style-name="P2"><text:span text:style-name="T3">Solution:</text:span></text:p>
      <text:p text:style-name="P2"><text:span text:style-name="T3">SELECT AVG(speed) </text:span></text:p>
      <text:p text:style-name="P2"><text:span text:style-name="T3">FROM pc</text:span></text:p>
      <text:p text:style-name="P2"><text:span text:style-name="T3">JOIN product</text:span></text:p>
      <text:p text:style-name="P2"><text:span text:style-name="T3">ON pc.model = product.model</text:span></text:p>
      <text:p text:style-name="P2">WHERE maker = 'A'<text:span text:style-name="T3">; <text:s/></text:span></text:p>
      <text:p text:style-name="P2"/>
      <text:p text:style-name="P2"><text:span text:style-name="T7"/></text:p>
      <text:p text:style-name="P2"><text:span text:style-name="T7"/></text:p>
      <text:p text:style-name="P2"><text:soft-page-break/><text:span text:style-name="T7">Task: 15 </text:span></text:p>
      <text:p text:style-name="P8"><text:span text:style-name="T8">Get hard drive capacities that are identical for two or more PCs.</text:span><text:span text:style-name="T12"> <text:s/></text:span><text:line-break/><text:span text:style-name="T11">Result set: hd.</text:span> </text:p>
      <text:p text:style-name="P8"/>
      <text:p text:style-name="P2"><text:span text:style-name="T3">Solution:</text:span></text:p>
      <text:p text:style-name="P2"><text:span text:style-name="T3">SELECT HD</text:span></text:p>
      <text:p text:style-name="P2"><text:span text:style-name="T3">FROM PC</text:span></text:p>
      <text:p text:style-name="P2"><text:span text:style-name="T3">GROUP BY HD</text:span></text:p>
      <text:p text:style-name="P2">HAVING COUNT(hd) &gt;= 2<text:span text:style-name="T3">;</text:span></text:p>
      <text:p text:style-name="P2"><text:span text:style-name="T3"/></text:p>
      <text:p text:style-name="P2"><text:span text:style-name="T3"/></text:p>
      <text:p text:style-name="P2"><text:span text:style-name="T7">Task: 18 </text:span></text:p>
      <text:p text:style-name="P3"><text:span text:style-name="T10">Find the makers of the cheapest color printers.</text:span><text:line-break/><text:span text:style-name="T10">Result set: maker, price.</text:span> </text:p>
      <text:p text:style-name="P3"/>
      <text:p text:style-name="P2"><text:span text:style-name="T3">Solution:</text:span></text:p>
      <text:p text:style-name="P2"><text:span text:style-name="T3">SELECT DISTINCT maker, price </text:span></text:p>
      <text:p text:style-name="P2"><text:span text:style-name="T3">FROM product</text:span></text:p>
      <text:p text:style-name="P2"><text:span text:style-name="T3">JOIN Printer</text:span></text:p>
      <text:p text:style-name="P2"><text:span text:style-name="T3">ON product.model = printer.model</text:span></text:p>
      <text:p text:style-name="P2"><text:span text:style-name="T3">WHERE color = 'y'</text:span></text:p>
      <text:p text:style-name="P2"><text:span text:style-name="T3">AND price = (SELECT MIN(price) FROM Printer</text:span></text:p>
      <text:p text:style-name="P2">WHERE color = 'y')<text:span text:style-name="T3">;</text:span></text:p>
      <text:p text:style-name="P2"/>
      <text:p text:style-name="P2"><text:span text:style-name="T7">Task: 35 </text:span></text:p>
      <text:p text:style-name="P2"><text:span text:style-name="T10">Find models in the Product table consisting either of digits only or Latin letters (A-Z, case insensitive) only.</text:span><text:line-break/><text:span text:style-name="T10">Result set: model, type.</text:span> </text:p>
      <text:p text:style-name="P2"/>
      <text:p text:style-name="P2"><text:span text:style-name="T3">Solution:</text:span></text:p>
      <text:p text:style-name="P2"><text:span text:style-name="T3">SELECT <text:s/>model, type</text:span></text:p>
      <text:p text:style-name="P2"><text:span text:style-name="T3">FROM product</text:span></text:p>
      <text:p text:style-name="P2"><text:span text:style-name="T3">WHERE model NOT LIKE '%[^0-9]%'</text:span></text:p>
      <text:p text:style-name="P2"><text:span text:style-name="T3">OR model NOT LIKE '%[^a-zA-Z]%';</text:span><text:bookmark text:name="_GoBack"/>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Verdana1" svg:font-family="Verdana, Arial, Helvetica"/>
    <style:font-face style:name="Arial2" svg:font-family="Arial" style:font-family-generic="swiss"/>
    <style:font-face style:name="Calibri" svg:font-family="Calibri" style:font-family-generic="roman" style:font-pitch="variable"/>
    <style:font-face style:name="Verdana" svg:font-family="Verdan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ru" fo:country="RU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17in" style:writing-mode="page"/>
      <style:text-properties style:use-window-font-color="true" style:font-name="Calibri" fo:font-size="11pt" fo:language="ru" fo:country="RU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sus</meta:initial-creator>
    <meta:editing-cycles>1</meta:editing-cycles>
    <meta:creation-date>2021-03-27T14:43:00</meta:creation-date>
    <dc:date>2023-03-03T01:19:49.14</dc:date>
    <meta:editing-duration>PT42S</meta:editing-duration>
    <meta:generator>OpenOffice/4.1.11$Win32 OpenOffice.org_project/4111m1$Build-9808</meta:generator>
    <meta:document-statistic meta:table-count="0" meta:image-count="0" meta:object-count="0" meta:page-count="3" meta:paragraph-count="96" meta:word-count="612" meta:character-count="3551"/>
    <meta:user-defined meta:name="AppVersion">14.0000</meta:user-defined>
    <meta:user-defined meta:name="Company">SPecialiST RePack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